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R 2.8.1&lt;/h1&gt;</text:p>
      <text:p text:style-name="P1">&lt;h2&gt;About&lt;/h2&gt;</text:p>
      <text:p text:style-name="P1">&lt;p&gt;</text:p>
      <text:p text:style-name="P1"> <text:s/>&lt;a href="http://www.r-project.org/"&gt;R&lt;/a&gt; is a language and environment for</text:p>
      <text:p text:style-name="P1"> <text:s text:c="2"/>statistical computing and graphics. It is a </text:p>
      <text:p text:style-name="P1"> <text:s text:c="2"/>&lt;a href="http://www.gnu.org/"&gt;GNU project&lt;/a&gt; which is similar to </text:p>
      <text:p text:style-name="P1"> <text:s text:c="2"/>the S language and environment which was developed at Bell Laboratories </text:p>
      <text:p text:style-name="P1"> <text:s text:c="2"/>(formerly AT&amp;amp;T, now Lucent Technologies) by John Chambers and colleagues. </text:p>
      <text:p text:style-name="P1"> <text:s text:c="2"/>R can be considered as a different implementation of S. There are some </text:p>
      <text:p text:style-name="P1"> <text:s text:c="2"/>important differences, but much code written for S runs unaltered under R.</text:p>
      <text:p text:style-name="P1">&lt;p&gt;</text:p>
      <text:p text:style-name="P1">R provides a wide variety of statistical (linear and nonlinear modelling, </text:p>
      <text:p text:style-name="P1">classical statistical tests, time-series analysis, classification, clustering, ...) </text:p>
      <text:p text:style-name="P1">and graphical techniques, and is highly extensible. The S language is often the </text:p>
      <text:p text:style-name="P1">vehicle of choice for research in statistical methodology, and R provides an </text:p>
      <text:p text:style-name="P1">Open Source route to participation in that activity.</text:p>
      <text:p text:style-name="P1">&lt;p&gt;</text:p>
      <text:p text:style-name="P1">One of R's strengths is the ease with which well-designed publication-quality </text:p>
      <text:p text:style-name="P1">plots can be produced, including mathematical symbols and formulae where needed. </text:p>
      <text:p text:style-name="P1">Great care has been taken over the defaults for the minor design choices </text:p>
      <text:p text:style-name="P1">in graphics, but the user retains full control.</text:p>
      <text:p text:style-name="P1">&lt;p&gt;</text:p>
      <text:p text:style-name="P1">R is available as Free Software under the terms of the </text:p>
      <text:p text:style-name="P1">&lt;a href="http://www.gnu.org/"&gt;Free Software </text:p>
      <text:p text:style-name="P1">Foundation&lt;/a&gt;'s &lt;a href="http://www.R-project.org/COPYING"&gt;GNU General Public License&lt;/a&gt; </text:p>
      <text:p text:style-name="P1">in source code form. It compiles and </text:p>
      <text:p text:style-name="P1">runs on a wide variety of UNIX platforms and similar systems </text:p>
      <text:p text:style-name="P1">(including FreeBSD and Linux), Windows and MacOS.</text:p>
      <text:p text:style-name="P1">&lt;p&gt;</text:p>
      <text:p text:style-name="P1">&lt;h3&gt;The R environment&lt;/h3&gt;</text:p>
      <text:p text:style-name="P1">&lt;p&gt;</text:p>
      <text:p text:style-name="P1">R is an integrated suite of software facilities for data manipulation, </text:p>
      <text:p text:style-name="P1">calculation and graphical display. It includes</text:p>
      <text:p text:style-name="P1">an effective data handling and storage facility,</text:p>
      <text:p text:style-name="P1">a suite of operators for calculations on arrays, in particular matrices,</text:p>
      <text:p text:style-name="P1">a large, coherent, integrated collection of intermediate tools for data analysis,</text:p>
      <text:p text:style-name="P1">graphical facilities for data analysis and display either on-screen or on hardcopy, </text:p>
      <text:p text:style-name="P1">and a well-developed, simple and effective programming language which includes </text:p>
      <text:p text:style-name="P1">conditionals, loops, user-defined recursive functions and input and output facilities.</text:p>
      <text:p text:style-name="P1">The term "environment" is intended to characterize it as a fully planned and </text:p>
      <text:p text:style-name="P1">coherent system, rather than an incremental accretion of very specific and </text:p>
      <text:p text:style-name="P1">inflexible tools, as is frequently the case with other data analysis software.</text:p>
      <text:p text:style-name="P1">&lt;p&gt;</text:p>
      <text:p text:style-name="P1">R, like S, is designed around a true computer language, and it allows users </text:p>
      <text:p text:style-name="P1">to add additional functionality by defining new functions. Much of the system </text:p>
      <text:p text:style-name="P1">is itself written in the R dialect of S, which makes it easy for users to follow </text:p>
      <text:p text:style-name="P1">the algorithmic choices made. For computationally-intensive tasks, C, C++ and </text:p>
      <text:p text:style-name="P1">Fortran code can be linked and called at run time. Advanced users can write C </text:p>
      <text:p text:style-name="P1">code to manipulate R objects directly.</text:p>
      <text:p text:style-name="P1">&lt;p&gt;</text:p>
      <text:p text:style-name="P1">Many users think of R as a statistics system. We prefer to think of it of an </text:p>
      <text:p text:style-name="P1">environment within which statistical techniques are implemented. R can be </text:p>
      <text:p text:style-name="P1">extended (easily) via packages. There are about eight packages supplied with </text:p>
      <text:p text:style-name="P1">the R distribution and many more are available through the CRAN family of </text:p>
      <text:p text:style-name="P1">Internet sites covering a very wide range of modern statistics.</text:p>
      <text:p text:style-name="P1">&lt;p&gt;</text:p>
      <text:p text:style-name="P1">R has its own LaTeX-like documentation format, which is used to supply </text:p>
      <text:p text:style-name="P1">comprehensive documentation, both on-line in a number of formats and in hardcopy..&lt;/p&gt;</text:p>
      <text:p text:style-name="Normal"/>
      <text:p text:style-name="P1">&lt;h2&gt;Running&lt;/h2&gt;</text:p>
      <text:p text:style-name="P1"> <text:s/>&lt;p&gt;To run R on the Live DVD, click on the R link on the desktop.</text:p>
      <text:p text:style-name="P1"> <text:s/>Then you can try ...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